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text-properties fo:color="#000000" style:font-name="Times" fo:font-size="12pt"/>
    </style:style>
    <style:style style:name="P2" style:family="paragraph" style:parent-style-name="Standard">
      <style:text-properties fo:color="#000000" style:font-name="Times" fo:font-size="8pt"/>
    </style:style>
    <style:style style:name="P3" style:family="paragraph" style:parent-style-name="Standard">
      <style:text-properties fo:color="#999999" style:font-name="Times" fo:font-size="12pt" fo:font-weight="bold"/>
    </style:style>
    <style:style style:name="P4" style:family="paragraph" style:parent-style-name="Standard">
      <style:text-properties fo:color="#000000" style:font-name="Times" fo:font-size="12pt" fo:font-weight="bold"/>
    </style:style>
    <style:style style:name="T1" style:family="text">
      <style:text-properties fo:font-weight="bold"/>
    </style:style>
    <style:style style:name="T2" style:family="text">
      <style:text-properties fo:color="#999999" fo:font-weight="bold"/>
    </style:style>
    <style:style style:name="T3" style:family="text">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ernal variability of the Southern Ocean carbon sink in MPI-ESM large ensemble simulations: assessment of westerly wind changes (ICDC)</text:p>
      <text:p text:style-name="P3">or</text:p>
      <text:p text:style-name="P1"><text:span text:style-name="T1">Decadal trend in the Southern Ocean carbon sink in MPI-ESM Large Ensemble</text:span><text:span text:style-name="T2"> (EGU poster)</text:span></text:p>
      <text:p text:style-name="P3">or </text:p>
      <text:p text:style-name="P3">MPI-ESM Large Ensemble simulations caption decadal internal variability in the Southern Ocean carbon sink</text:p>
      <text:p text:style-name="P3">or </text:p>
      <text:p text:style-name="P3">Can a perturbed initial conditions large ensemble capture decadal trends in the Southern Ocean carbon sink?</text:p>
      <text:p text:style-name="P3">or </text:p>
      <text:p text:style-name="P3">The role of internal variability for decadal carbon uptake anomalies in the</text:p>
      <text:p text:style-name="P3">Southern Ocean (EGU abstract)</text:p>
      <text:p text:style-name="P3"/>
      <text:p text:style-name="P4">how about this title?</text:p>
      <text:p text:style-name="P4">Decadal variations of the Southern Ocean carbon sink in the MPI-ESM 100 ensemble simulations </text:p>
      <text:p text:style-name="P4">(Here I mainly want to emphasize the grand ensemble and the decadal variations which is the temporal feature of SO carbon sink)</text:p>
      <text:p text:style-name="P1"/>
      <text:p text:style-name="P1">Aaron Spring, Hongmei Li, Tatiana Ilyina</text:p>
      <text:p text:style-name="P2">Max Planck Institute for Meteorology, Bundesstraße 53, 20146 Hamburg, Germany</text:p>
      <text:p text:style-name="P2"/>
      <text:p text:style-name="P1"><text:s/></text:p>
      <text:p text:style-name="P1">Recent observations suggest pronounced decadal variations in the Southern Ocean carbon sink. However, due to the sparse spatial and temporal coverage, it is challenging to discern the dynamics of internally varying processes. Earth system models (ESMs), while being a useful tool to analyze processes that contribute to variability, do not always capture this variability. By analyzing a large ensemble of 100 historical simulations based on Max Planck Institute’s ESM (MPI-ESM) starting from different initial conditions but using identical forcing, we assess modeled internal variability of the Southern Ocean carbon sink and address the following three research questions:</text:p>
      <text:p text:style-name="P1"/>
      <text:p text:style-name="P1">1) How large is the modeled internal variability in the Southern Ocean carbon sink?</text:p>
      <text:p text:style-name="P1">2) Do we find similar trends to those observed in the 1990s and 2000s in this large ensemble?</text:p>
      <text:p text:style-name="P1">3) Which processes do drive decadal internal variability in this large ensemble?</text:p>
      <text:p text:style-name="P1"/>
      <text:p text:style-name="P1">We quantify the decadal internal variability, i.e., ensemble standard deviation of decadal carbon sink changes, of 0.18 PgC/year <text:span text:style-name="T3">(is the unit correct?)</text:span> in the Southern Ocean carbon sink to the south of 35°S. <text:s/></text:p>
      <text:p text:style-name="P1"/>
      <text:p text:style-name="P1">We identify decadal trends in the Southern Ocean carbon sink similar to those in observations. Decadal internal variability is driven primarily by the strength of the westerly winds which triggers responses in the thermal effect, upper-ocean overturning circulation and biology. </text:p>
      <text:p text:style-name="P1"/>
      <text:p text:style-name="P1">During the period … The sea-surface temperature decreases to the south of 50°S, this thermal state facilitates deeper mixing and leads to an enhanced carbon sink, but the non-thermal <text:soft-page-break/>response to the wind changes overwhelms. The non-thermal processes work as follows. Intensified westerly winds in the Southern Ocean strengthen the upper-ocean overturning circulation. The corresponding upwelling south of 50°S, the northward Ekman transport and the downwelling at 30-50°S is enhanced. The strengthened upwelling to the south of 50°S brings more carbon-rich waters from the deep ocean to the surface, and hence increase surface dissolved inorganic carbon which weakens the carbon sink.</text:p>
      <text:p text:style-name="P1"/>
      <text:p text:style-name="P1">In addition, intensifying winds deepen the mixed layer. Thereby standing stock of phytoplankton is mixed deeper into the ocean. Light limitations at depth reduce the phytoplankton growth rate resulting in a decrease of total primary production and hence the carbon sink. The increased upwelling nutrient supply does not strengthen primary production because nutrients are already abundant in the surface waters.</text:p>
      <text:p text:style-name="P1"/>
      <text:p text:style-name="P1">MPI-ESM Large Ensemble captures multi-year positive and negative trends as suggested by observations. We find<text:span text:style-name="T3"> two wind-driven regimes (i.e., ??)</text:span>: Biology and upper-ocean overturning circulation overcompensate the thermal effect, so increased westerly winds overall weaken the carbon sink at the latitudes with the largest internal variability (50-60°S) and for the overall Southern Ocean south of 35°S. The same mechanisms apply vice versa for decreasing wind strengths leading to an increase in the carbon sin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7a864d8825610a8c07cfc3bc01dd4fce6a9447e5</meta:generator>
    <meta:document-statistic meta:table-count="0" meta:image-count="0" meta:object-count="0" meta:page-count="2" meta:paragraph-count="25" meta:word-count="588" meta:character-count="3935" meta:non-whitespace-character-count="3362"/>
  </office:meta>
</office:document-meta>
</file>